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consult Questionnaire</text:p>
      <text:p text:style-name="P1"/>
      <text:p text:style-name="P1">Note: we only use your answers to prepare for your consultation, so that you get the most out of your time. The information provided is not kept on record.</text:p>
      <text:p text:style-name="P1"/>
      <text:p text:style-name="P1">Do you have any previous experience babywearing? Y/N</text:p>
      <text:p text:style-name="P1">What age is your baby/toddler? [number form where they can type in the number]</text:p>
      <text:p text:style-name="P1">How long/often do you want to wear your baby/toddler? [text field]</text:p>
      <text:p text:style-name="P1">Do you have any physical disabilities that we should know about? Y/N</text:p>
      <text:p text:style-name="P1">Did you recently have an operation? If yes, how long ago, and would it affect babywearing? [ text field]</text:p>
      <text:p text:style-name="P1">Do you have any specific wishes for this consultation? [ text field]</text:p>
      <text:p text:style-name="P1">How did you hear about us? [text field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men  McGlinn</meta:initial-creator>
    <meta:creation-date>2016-10-10T15:11:34.42</meta:creation-date>
    <meta:document-statistic meta:table-count="0" meta:image-count="0" meta:object-count="0" meta:page-count="1" meta:paragraph-count="9" meta:word-count="115" meta:character-count="654"/>
    <dc:date>2016-10-10T15:19:53.20</dc:date>
    <dc:creator>Carmen  McGlinn</dc:creator>
    <meta:editing-duration>PT8M19S</meta:editing-duration>
    <meta:editing-cycles>1</meta:editing-cycles>
    <meta:generator>OpenOffice/4.1.2$Win32 OpenOffice.org_project/412m3$Build-9782</meta:generator>
  </office:meta>
</office:document-meta>
</file>